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rsid="00a1fa9a" officeooo:paragraph-rsid="00a1fa9a"/>
    </style:style>
    <style:style style:name="P2" style:family="paragraph" style:parent-style-name="Standard">
      <style:paragraph-properties fo:line-height="200%"/>
      <style:text-properties style:font-name="Times New Roman" fo:font-size="10pt" officeooo:paragraph-rsid="00333b6e" fo:background-color="transparent" style:font-size-asian="10pt" style:font-size-complex="10pt"/>
    </style:style>
    <style:style style:name="P3" style:family="paragraph" style:parent-style-name="Standard">
      <style:paragraph-properties fo:margin-left="0.25in" fo:margin-right="0in" fo:line-height="200%" fo:text-indent="-0.25in" style:auto-text-indent="false"/>
      <style:text-properties style:font-name="Times New Roman" fo:font-size="10pt" officeooo:paragraph-rsid="00138d79" fo:background-color="transparent" style:font-size-asian="10pt" style:font-name-complex="Times New Roman1" style:font-size-complex="10pt"/>
    </style:style>
    <style:style style:name="P4" style:family="paragraph" style:parent-style-name="Standard">
      <style:paragraph-properties fo:margin-left="0.25in" fo:margin-right="0in" fo:line-height="200%" fo:text-indent="-0.25in" style:auto-text-indent="false"/>
      <style:text-properties officeooo:paragraph-rsid="00138d79"/>
    </style:style>
    <style:style style:name="P5" style:family="paragraph" style:parent-style-name="Standard">
      <style:paragraph-properties fo:margin-left="0.25in" fo:margin-right="0in" fo:line-height="200%" fo:text-indent="-0.25in" style:auto-text-indent="false"/>
      <style:text-properties fo:color="#333333" style:font-name="Times New Roman" fo:font-size="10pt" officeooo:paragraph-rsid="00138d79" fo:background-color="transparent" style:font-name-asian="Times New Roman1" style:font-size-asian="10pt" style:font-name-complex="Times New Roman1" style:font-size-complex="10pt"/>
    </style:style>
    <style:style style:name="P6" style:family="paragraph" style:parent-style-name="Text_20_body">
      <style:paragraph-properties fo:line-height="200%"/>
      <style:text-properties style:font-name="Times New Roman" fo:font-size="10pt" officeooo:paragraph-rsid="01577c75" style:font-size-asian="10pt" style:font-size-complex="10pt"/>
    </style:style>
    <style:style style:name="P7" style:family="paragraph" style:parent-style-name="Text_20_body">
      <style:paragraph-properties fo:line-height="200%"/>
      <style:text-properties style:font-name="Times New Roman" fo:font-size="10pt" fo:font-weight="normal" officeooo:rsid="00e0f904" officeooo:paragraph-rsid="00e0f904" fo:background-color="transparent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line-height="200%"/>
      <style:text-properties style:font-name="Times New Roman" fo:font-size="10pt" officeooo:paragraph-rsid="00333b6e" fo:background-color="transparent" style:font-size-asian="10pt" style:font-size-complex="10pt"/>
    </style:style>
    <style:style style:name="P9" style:family="paragraph" style:parent-style-name="Text_20_body">
      <style:paragraph-properties fo:margin-top="0.0398in" fo:margin-bottom="0.1366in" loext:contextual-spacing="false" fo:line-height="200%"/>
      <style:text-properties style:font-name="Times New Roman" fo:font-size="10pt" officeooo:paragraph-rsid="01272d6c" style:font-size-asian="10pt" style:font-size-complex="10pt"/>
    </style:style>
    <style:style style:name="P10" style:family="paragraph" style:parent-style-name="Text_20_body">
      <style:paragraph-properties fo:margin-top="0.0398in" fo:margin-bottom="0.1366in" loext:contextual-spacing="false" fo:line-height="200%"/>
      <style:text-properties style:font-name="Times New Roman" fo:font-size="10pt" officeooo:paragraph-rsid="012a50be" style:font-size-asian="10pt" style:font-size-complex="10pt"/>
    </style:style>
    <style:style style:name="P11" style:family="paragraph" style:parent-style-name="Text_20_body">
      <style:paragraph-properties fo:margin-top="0.0398in" fo:margin-bottom="0.1366in" loext:contextual-spacing="false" fo:line-height="200%"/>
      <style:text-properties style:font-name="Times New Roman" fo:font-size="10pt" officeooo:paragraph-rsid="01352a3a" style:font-size-asian="10pt" style:font-size-complex="10pt"/>
    </style:style>
    <style:style style:name="P12" style:family="paragraph" style:parent-style-name="Text_20_body">
      <style:paragraph-properties fo:line-height="200%"/>
      <style:text-properties style:font-name="Times New Roman" fo:font-size="10pt" fo:font-weight="bold" officeooo:rsid="00a5fbc9" officeooo:paragraph-rsid="00b99335" fo:background-color="transparent" style:font-size-asian="10pt" style:font-weight-asian="bold" style:font-size-complex="10pt" style:font-weight-complex="bold"/>
    </style:style>
    <style:style style:name="P13" style:family="paragraph" style:parent-style-name="Text_20_body">
      <style:paragraph-properties fo:line-height="200%"/>
      <style:text-properties style:font-name="Times New Roman" fo:font-size="10pt" fo:font-weight="normal" officeooo:rsid="00a5fbc9" officeooo:paragraph-rsid="01577c75" fo:background-color="transparent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line-height="200%"/>
      <style:text-properties officeooo:paragraph-rsid="0155eeab"/>
    </style:style>
    <style:style style:name="P15" style:family="paragraph" style:parent-style-name="Heading_20_2">
      <style:paragraph-properties fo:line-height="200%" fo:text-align="center" style:justify-single-word="false"/>
      <style:text-properties fo:color="#000000" style:font-name="Times New Roman" fo:font-size="10pt" fo:font-weight="bold" officeooo:paragraph-rsid="00138d79" fo:background-color="transparent" style:font-name-asian="Times New Roman1" style:font-size-asian="10pt" style:font-weight-asian="bold" style:font-name-complex="Times New Roman1" style:font-size-complex="10pt" style:font-weight-complex="bold"/>
    </style:style>
    <style:style style:name="T1" style:family="text">
      <style:text-properties fo:color="#000000" fo:font-weight="normal" officeooo:rsid="0015fe6a" fo:background-color="transparent" loext:char-shading-value="0" style:font-weight-asian="normal" style:font-weight-complex="normal"/>
    </style:style>
    <style:style style:name="T2" style:family="text">
      <style:text-properties fo:color="#000000" fo:font-weight="normal" officeooo:rsid="00e50117" fo:background-color="transparent" loext:char-shading-value="0" style:font-weight-asian="normal" style:font-weight-complex="normal"/>
    </style:style>
    <style:style style:name="T3" style:family="text">
      <style:text-properties fo:color="#000000" fo:font-weight="normal" officeooo:rsid="0012bb52" fo:background-color="transparent" loext:char-shading-value="0" style:font-weight-asian="normal" style:font-weight-complex="normal"/>
    </style:style>
    <style:style style:name="T4" style:family="text">
      <style:text-properties fo:color="#000000" fo:font-weight="normal" officeooo:rsid="0015fe6a" fo:background-color="transparent" loext:char-shading-value="0" style:font-name-asian="Times New Roman1" style:font-weight-asian="normal" style:font-name-complex="Times New Roman1" style:font-weight-complex="normal"/>
    </style:style>
    <style:style style:name="T5" style:family="text">
      <style:text-properties fo:color="#000000" fo:font-weight="normal" officeooo:rsid="0012bb52" fo:background-color="transparent" loext:char-shading-value="0" style:font-name-asian="Times New Roman1" style:font-weight-asian="normal" style:font-name-complex="Times New Roman1" style:font-weight-complex="normal"/>
    </style:style>
    <style:style style:name="T6" style:family="text">
      <style:text-properties fo:color="#000000" style:font-name="Times New Roman" fo:font-size="10pt" fo:font-weight="normal" officeooo:rsid="0015fe6a" fo:background-color="transparent" loext:char-shading-value="0" style:font-name-asian="Times New Roman1" style:font-size-asian="10pt" style:font-weight-asian="normal" style:font-name-complex="Times New Roman1" style:font-size-complex="10pt" style:font-weight-complex="normal"/>
    </style:style>
    <style:style style:name="T7" style:family="text">
      <style:text-properties fo:color="#000000" style:font-name="Times New Roman" fo:font-size="10pt" fo:font-weight="normal" officeooo:rsid="0012bb52" fo:background-color="transparent" loext:char-shading-value="0" style:font-name-asian="Times New Roman1" style:font-size-asian="10pt" style:font-weight-asian="normal" style:font-name-complex="Times New Roman1" style:font-size-complex="10pt" style:font-weight-complex="normal"/>
    </style:style>
    <style:style style:name="T8" style:family="text">
      <style:text-properties fo:color="#000000" style:font-name="Times New Roman" fo:font-size="10pt" fo:font-weight="normal" officeooo:rsid="0015fe6a" fo:background-color="transparent" loext:char-shading-value="0" style:font-size-asian="10pt" style:font-weight-asian="normal" style:font-size-complex="10pt" style:font-weight-complex="normal"/>
    </style:style>
    <style:style style:name="T9" style:family="text">
      <style:text-properties fo:color="#000000" style:font-name="Times New Roman" fo:font-size="10pt" fo:font-weight="normal" officeooo:rsid="00e50117" fo:background-color="transparent" loext:char-shading-value="0" style:font-size-asian="10pt" style:font-weight-asian="normal" style:font-size-complex="10pt" style:font-weight-complex="normal"/>
    </style:style>
    <style:style style:name="T10" style:family="text">
      <style:text-properties fo:color="#000000" style:font-name="Times New Roman" fo:font-size="10pt" fo:font-weight="normal" officeooo:rsid="0012bb52" fo:background-color="transparent" loext:char-shading-value="0" style:font-size-asian="10pt" style:font-weight-asian="normal" style:font-size-complex="10pt" style:font-weight-complex="normal"/>
    </style:style>
    <style:style style:name="T11" style:family="text">
      <style:text-properties fo:color="#333333" style:font-name="Times New Roman" fo:font-size="10pt" fo:font-style="italic" fo:background-color="transparent" loext:char-shading-value="0" style:font-name-asian="Times New Roman1" style:font-size-asian="10pt" style:font-style-asian="italic" style:font-name-complex="Times New Roman1" style:font-size-complex="10pt" style:font-style-complex="italic"/>
    </style:style>
    <style:style style:name="T12" style:family="text">
      <style:text-properties fo:color="#333333" style:font-name="Times New Roman" fo:font-size="10pt" fo:background-color="transparent" loext:char-shading-value="0" style:font-name-asian="Times New Roman1" style:font-size-asian="10pt" style:font-name-complex="Times New Roman1" style:font-size-complex="10pt"/>
    </style:style>
    <style:style style:name="T13" style:family="text">
      <style:text-properties fo:font-weight="normal" officeooo:rsid="00a5fbc9" style:font-weight-asian="normal" style:font-weight-complex="normal"/>
    </style:style>
    <style:style style:name="T14" style:family="text">
      <style:text-properties fo:font-weight="normal" officeooo:rsid="0152fdec" style:font-weight-asian="normal" style:font-weight-complex="normal"/>
    </style:style>
    <style:style style:name="T15" style:family="text">
      <style:text-properties fo:font-weight="normal" officeooo:rsid="01577c75" style:font-weight-asian="normal" style:font-weight-complex="normal"/>
    </style:style>
    <style:style style:name="T16" style:family="text">
      <style:text-properties fo:font-weight="normal" officeooo:rsid="00a5fbc9" fo:background-color="transparent" loext:char-shading-value="0" style:font-weight-asian="normal" style:font-weight-complex="normal"/>
    </style:style>
    <style:style style:name="T17" style:family="text">
      <style:text-properties fo:font-weight="normal" officeooo:rsid="0125fe36" fo:background-color="transparent" loext:char-shading-value="0" style:font-weight-asian="normal" style:font-weight-complex="normal"/>
    </style:style>
    <style:style style:name="T18" style:family="text">
      <style:text-properties fo:font-weight="normal" officeooo:rsid="01272d6c" fo:background-color="transparent" loext:char-shading-value="0" style:font-weight-asian="normal" style:font-weight-complex="normal"/>
    </style:style>
    <style:style style:name="T19" style:family="text">
      <style:text-properties fo:font-weight="normal" officeooo:rsid="010e29a9" fo:background-color="transparent" loext:char-shading-value="0" style:font-weight-asian="normal" style:font-weight-complex="normal"/>
    </style:style>
    <style:style style:name="T20" style:family="text">
      <style:text-properties fo:font-weight="normal" officeooo:rsid="0111bae8" fo:background-color="transparent" loext:char-shading-value="0" style:font-weight-asian="normal" style:font-weight-complex="normal"/>
    </style:style>
    <style:style style:name="T21" style:family="text">
      <style:text-properties fo:font-weight="normal" officeooo:rsid="0115854c" fo:background-color="transparent" loext:char-shading-value="0" style:font-weight-asian="normal" style:font-weight-complex="normal"/>
    </style:style>
    <style:style style:name="T22" style:family="text">
      <style:text-properties fo:font-weight="normal" officeooo:rsid="0113a988" fo:background-color="transparent" loext:char-shading-value="0" style:font-weight-asian="normal" style:font-weight-complex="normal"/>
    </style:style>
    <style:style style:name="T23" style:family="text">
      <style:text-properties fo:font-weight="normal" officeooo:rsid="01352a3a" fo:background-color="transparent" loext:char-shading-value="0" style:font-weight-asian="normal" style:font-weight-complex="normal"/>
    </style:style>
    <style:style style:name="T24" style:family="text">
      <style:text-properties fo:font-weight="normal" officeooo:rsid="0131682a" fo:background-color="transparent" loext:char-shading-value="0" style:font-weight-asian="normal" style:font-weight-complex="normal"/>
    </style:style>
    <style:style style:name="T25" style:family="text">
      <style:text-properties fo:font-weight="normal" officeooo:rsid="013b0d2d" fo:background-color="transparent" loext:char-shading-value="0" style:font-weight-asian="normal" style:font-weight-complex="normal"/>
    </style:style>
    <style:style style:name="T26" style:family="text">
      <style:text-properties fo:font-weight="normal" officeooo:rsid="01635e79" fo:background-color="transparent" loext:char-shading-value="0" style:font-weight-asian="normal" style:font-weight-complex="normal"/>
    </style:style>
    <style:style style:name="T27" style:family="text">
      <style:text-properties fo:font-weight="normal" officeooo:rsid="01675a5e" fo:background-color="transparent" loext:char-shading-value="0" style:font-weight-asian="normal" style:font-weight-complex="normal"/>
    </style:style>
    <style:style style:name="T28" style:family="text">
      <style:text-properties fo:font-weight="normal" officeooo:rsid="01736951" fo:background-color="transparent" loext:char-shading-value="0" style:font-weight-asian="normal" style:font-weight-complex="normal"/>
    </style:style>
    <style:style style:name="T29" style:family="text">
      <style:text-properties style:text-underline-style="solid" style:text-underline-width="auto" style:text-underline-color="font-color" fo:font-weight="bold" officeooo:rsid="00a5fbc9" style:font-weight-asian="bold" style:font-name-complex="Times New Roman1" style:font-weight-complex="bold" loext:padding="0in" loext:border="none"/>
    </style:style>
    <style:style style:name="T30" style:family="text">
      <style:text-properties style:text-underline-style="solid" style:text-underline-width="auto" style:text-underline-color="font-color" fo:font-weight="bold" officeooo:rsid="00da2b2a" style:font-weight-asian="bold" style:font-name-complex="Times New Roman1" style:font-weight-complex="bold" loext:padding="0in" loext:border="none"/>
    </style:style>
    <style:style style:name="T31" style:family="text">
      <style:text-properties fo:font-style="italic" officeooo:rsid="00a5fbc9" style:font-style-asian="italic" style:font-style-complex="italic"/>
    </style:style>
    <style:style style:name="T32" style:family="text">
      <style:text-properties fo:font-style="italic" officeooo:rsid="010106fb" style:font-style-asian="italic" style:font-style-complex="italic"/>
    </style:style>
    <style:style style:name="T33" style:family="text">
      <style:text-properties fo:font-style="italic" fo:font-weight="normal" officeooo:rsid="00a5fbc9" fo:background-color="transparent" loext:char-shading-value="0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10106fb" fo:background-color="transparent" loext:char-shading-value="0" style:font-style-asian="italic" style:font-weight-asian="normal" style:font-style-complex="italic" style:font-weight-complex="normal"/>
    </style:style>
    <style:style style:name="T35" style:family="text">
      <style:text-properties fo:font-weight="bold" officeooo:rsid="00afa65d" style:font-weight-asian="bold" style:font-weight-complex="bold"/>
    </style:style>
    <style:style style:name="T36" style:family="text">
      <style:text-properties fo:font-weight="bold" officeooo:rsid="00a5fbc9" style:font-weight-asian="bold" style:font-weight-complex="bold"/>
    </style:style>
    <style:style style:name="T37" style:family="text">
      <style:text-properties fo:background-color="transparent" loext:char-shading-value="0"/>
    </style:style>
    <style:style style:name="T38" style:family="text">
      <style:text-properties officeooo:rsid="00b980bf" fo:background-color="transparent" loext:char-shading-value="0"/>
    </style:style>
    <style:style style:name="T39" style:family="text">
      <style:text-properties officeooo:rsid="00bc7a8d" fo:background-color="transparent" loext:char-shading-value="0"/>
    </style:style>
    <style:style style:name="T40" style:family="text">
      <style:text-properties officeooo:rsid="00bc895d" fo:background-color="transparent" loext:char-shading-value="0"/>
    </style:style>
    <style:style style:name="T41" style:family="text">
      <style:text-properties officeooo:rsid="00c4285e" fo:background-color="transparent" loext:char-shading-value="0"/>
    </style:style>
    <style:style style:name="T42" style:family="text">
      <style:text-properties officeooo:rsid="00cf685f" fo:background-color="transparent" loext:char-shading-value="0"/>
    </style:style>
    <style:style style:name="T43" style:family="text">
      <style:text-properties officeooo:rsid="00dd804f" fo:background-color="transparent" loext:char-shading-value="0"/>
    </style:style>
    <style:style style:name="T44" style:family="text">
      <style:text-properties officeooo:rsid="00e456de" fo:background-color="transparent" loext:char-shading-value="0"/>
    </style:style>
    <style:style style:name="T45" style:family="text">
      <style:text-properties officeooo:rsid="00e50117" fo:background-color="transparent" loext:char-shading-value="0"/>
    </style:style>
    <style:style style:name="T46" style:family="text">
      <style:text-properties officeooo:rsid="00f57de0" fo:background-color="transparent" loext:char-shading-value="0"/>
    </style:style>
    <style:style style:name="T47" style:family="text">
      <style:text-properties officeooo:rsid="012016cc" fo:background-color="transparent" loext:char-shading-value="0"/>
    </style:style>
    <style:style style:name="T48" style:family="text">
      <style:text-properties officeooo:rsid="013f8c44" fo:background-color="transparent" loext:char-shading-value="0"/>
    </style:style>
    <style:style style:name="T49" style:family="text">
      <style:text-properties officeooo:rsid="0155eeab" fo:background-color="transparent" loext:char-shading-value="0"/>
    </style:style>
    <style:style style:name="T50" style:family="text">
      <style:text-properties officeooo:rsid="0171afde" fo:background-color="transparent" loext:char-shading-value="0"/>
    </style:style>
    <style:style style:name="T51" style:family="text">
      <style:text-properties officeooo:rsid="00d6a291"/>
    </style:style>
    <style:style style:name="T52" style:family="text">
      <style:text-properties officeooo:rsid="00a5fbc9"/>
    </style:style>
    <style:style style:name="T53" style:family="text">
      <style:text-properties officeooo:rsid="00e456de"/>
    </style:style>
    <style:style style:name="T54" style:family="text">
      <style:text-properties officeooo:rsid="0113246b"/>
    </style:style>
    <style:style style:name="T55" style:family="text">
      <style:text-properties officeooo:rsid="0113a988"/>
    </style:style>
    <style:style style:name="T56" style:family="text">
      <style:text-properties style:font-name="Times New Roman" fo:font-size="10pt" fo:font-style="italic" fo:background-color="transparent" loext:char-shading-value="0" style:font-size-asian="10pt" style:font-style-asian="italic" style:font-name-complex="Times New Roman1" style:font-size-complex="10pt" style:font-style-complex="italic"/>
    </style:style>
    <style:style style:name="T57" style:family="text">
      <style:text-properties style:font-name="Times New Roman" fo:font-size="10pt" fo:background-color="transparent" loext:char-shading-value="0" style:font-size-asian="10pt" style:font-size-complex="10pt"/>
    </style:style>
    <style:style style:name="T58" style:family="text">
      <style:text-properties style:font-name="Times New Roman" fo:font-size="10pt" officeooo:rsid="00b980bf" fo:background-color="transparent" loext:char-shading-value="0" style:font-size-asian="10pt" style:font-size-complex="10pt"/>
    </style:style>
    <style:style style:name="T59" style:family="text">
      <style:text-properties style:font-name="Times New Roman" fo:font-size="10pt" officeooo:rsid="00bc7a8d" fo:background-color="transparent" loext:char-shading-value="0" style:font-size-asian="10pt" style:font-size-complex="10pt"/>
    </style:style>
    <style:style style:name="T60" style:family="text">
      <style:text-properties style:font-name="Times New Roman" fo:font-size="10pt" officeooo:rsid="00bc895d" fo:background-color="transparent" loext:char-shading-value="0" style:font-size-asian="10pt" style:font-size-complex="10pt"/>
    </style:style>
    <style:style style:name="T61" style:family="text">
      <style:text-properties style:font-name="Times New Roman" fo:font-size="10pt" officeooo:rsid="00dd804f" fo:background-color="transparent" loext:char-shading-value="0" style:font-size-asian="10pt" style:font-size-complex="10pt"/>
    </style:style>
    <style:style style:name="T62" style:family="text">
      <style:text-properties style:font-name="Times New Roman" fo:font-size="10pt" officeooo:rsid="00c4285e" fo:background-color="transparent" loext:char-shading-value="0" style:font-size-asian="10pt" style:font-size-complex="10pt"/>
    </style:style>
    <style:style style:name="T63" style:family="text">
      <style:text-properties style:font-name="Times New Roman" fo:font-size="10pt" officeooo:rsid="00cf685f" fo:background-color="transparent" loext:char-shading-value="0" style:font-size-asian="10pt" style:font-size-complex="10pt"/>
    </style:style>
    <style:style style:name="T64" style:family="text">
      <style:text-properties style:font-name="Times New Roman" fo:font-size="10pt" officeooo:rsid="00e456de" fo:background-color="transparent" loext:char-shading-value="0" style:font-size-asian="10pt" style:font-size-complex="10pt"/>
    </style:style>
    <style:style style:name="T65" style:family="text">
      <style:text-properties style:font-name="Times New Roman" fo:font-size="10pt" officeooo:rsid="00e50117" fo:background-color="transparent" loext:char-shading-value="0" style:font-size-asian="10pt" style:font-size-complex="10pt"/>
    </style:style>
    <style:style style:name="T66" style:family="text">
      <style:text-properties style:font-name="Times New Roman" fo:font-size="10pt" officeooo:rsid="012016cc" fo:background-color="transparent" loext:char-shading-value="0" style:font-size-asian="10pt" style:font-size-complex="10pt"/>
    </style:style>
    <style:style style:name="T67" style:family="text">
      <style:text-properties style:font-name="Times New Roman" fo:font-size="10pt" officeooo:rsid="013f8c44" fo:background-color="transparent" loext:char-shading-value="0" style:font-size-asian="10pt" style:font-size-complex="10pt"/>
    </style:style>
    <style:style style:name="T68" style:family="text">
      <style:text-properties style:font-name="Times New Roman" fo:font-size="10pt" officeooo:rsid="00f57de0" fo:background-color="transparent" loext:char-shading-value="0" style:font-size-asian="10pt" style:font-size-complex="10pt"/>
    </style:style>
    <style:style style:name="T69" style:family="text">
      <style:text-properties style:font-name="Times New Roman" fo:font-size="10pt" officeooo:rsid="0155eeab" fo:background-color="transparent" loext:char-shading-value="0" style:font-size-asian="10pt" style:font-size-complex="10pt"/>
    </style:style>
    <style:style style:name="T70" style:family="text">
      <style:text-properties style:font-name="Times New Roman" fo:font-size="10pt" officeooo:rsid="0171afde" fo:background-color="transparent" loext:char-shading-value="0" style:font-size-asian="10pt" style:font-size-complex="10pt"/>
    </style:style>
    <style:style style:name="T71" style:family="text">
      <style:text-properties style:font-name="Times New Roman" fo:font-size="10pt" fo:background-color="transparent" loext:char-shading-value="0" style:font-size-asian="10pt" style:font-name-complex="Times New Roman1" style:font-size-complex="10pt"/>
    </style:style>
    <style:style style:name="T72" style:family="text">
      <style:text-properties style:font-name="Times New Roman" fo:font-size="10pt" fo:background-color="transparent" loext:char-shading-value="0" style:font-name-asian="Times New Roman1" style:font-size-asian="10pt" style:font-name-complex="Times New Roman1" style:font-size-complex="10pt"/>
    </style:style>
    <style:style style:name="T73" style:family="text">
      <style:text-properties officeooo:rsid="012a50be"/>
    </style:style>
    <style:style style:name="T74" style:family="text">
      <style:text-properties officeooo:rsid="0171af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9">Fall 2023 ISEC 885: Idea Concept First Draft</text:span><text:span text:style-name="T30">.</text:span></text:p>
      <text:p text:style-name="P8"><text:span text:style-name="T35">I</text:span><text:span text:style-name="T36">ntroduction:</text:span></text:p>
      <text:p text:style-name="P14"><text:span text:style-name="T57"><text:tab/>The exploratory research for the Fall 2023 ISEC 885 course </text:span><text:span text:style-name="T58">a</text:span><text:span text:style-name="T57">ims to </text:span><text:span text:style-name="T59">t</text:span><text:span text:style-name="T57">o develop a problem direction for a doctoral research idea concept paper leading to an idea paper. </text:span><text:span text:style-name="T60">The r</text:span><text:span text:style-name="T57">esearch </text:span><text:span text:style-name="T60">will lead</text:span><text:span text:style-name="T57"> to the identification of a problem directio</text:span><text:span text:style-name="T60">n and work toward</text:span><text:span text:style-name="T57"> a problem identificatio</text:span><text:span text:style-name="T61">n</text:span><text:span text:style-name="T57"> leading to a potential goal of improving some aspect </text:span><text:span text:style-name="T70">in the field</text:span><text:span text:style-name="T57"> of <text:s/></text:span><text:span text:style-name="T70">a</text:span><text:span text:style-name="T62">synchronous </text:span><text:span text:style-name="T70">c</text:span><text:span text:style-name="T62">onsensus </text:span><text:span text:style-name="T70">through the </text:span><text:span text:style-name="T63">protocol Asynchronous Byzantine Fault Tolerance (ABFT)</text:span><text:span text:style-name="T57">, yet to be determined. <text:s/></text:span><text:span text:style-name="T64">ABFT was chosen because it claims to have recent advancements in the field of </text:span><text:span text:style-name="T65">a</text:span><text:span text:style-name="T64">synchronous </text:span><text:span text:style-name="T65">c</text:span><text:span text:style-name="T64">onsensus </text:span><text:span text:style-name="T65">when </text:span><text:span text:style-name="T64">comparing its </text:span><text:span text:style-name="T65">throughput </text:span><text:span text:style-name="T66">and</text:span><text:span text:style-name="T65"> latency to that of the HoneyBadgerBFT and two DUMBO protocol variations </text:span><text:span text:style-name="T8">(</text:span><text:span text:style-name="T6">Knudsen et al., 2021</text:span><text:span text:style-name="T8">)</text:span><text:span text:style-name="T9">.</text:span><text:span text:style-name="T65"> While ABFT offers strong guarantees of consensus and fault tolerance, </text:span><text:span text:style-name="T69">the problem is </text:span><text:span text:style-name="T70">that it</text:span><text:span text:style-name="T65"> </text:span><text:span text:style-name="T70">performs poorly in the categories of</text:span><text:span text:style-name="T65"> simplicity, scalability, and performance </text:span><text:span text:style-name="T70">compared to traditional synchronous consensus protocols. </text:span><text:span text:style-name="T65">Previous literature </text:span><text:span text:style-name="T67">has addressed the need for further</text:span><text:span text:style-name="T64"> </text:span><text:span text:style-name="T67">exploration in </text:span><text:span text:style-name="T64">the field of </text:span><text:span text:style-name="T65">a</text:span><text:span text:style-name="T64">synchronous consensus </text:span><text:span text:style-name="T65">as being arguably the most appropriate solutions for building high-assurance and intrusion tolerant permissioned blockchain environment</text:span><text:span text:style-name="T68">s</text:span><text:span text:style-name="T65">, as asynchronous protocols inherently perform more robustly against timing and denial-of-service (DoS) attacks. Especially over unprotected networks such as the internet </text:span><text:span text:style-name="T10">(</text:span><text:span text:style-name="T7">Duan et al., 2018</text:span><text:span text:style-name="T10">)</text:span><text:span text:style-name="T65">. </text:span></text:p>
      <text:p text:style-name="P12">Problem:</text:p>
      <text:p text:style-name="P7"><text:span text:style-name="T51"><text:tab/>T</text:span>he following are problems defined in the <text:span text:style-name="T53">ABFT </text:span>literature.</text:p>
      <text:p text:style-name="P9"><text:span text:style-name="T33">Threshold ECDSA Scheme </text:span><text:span text:style-name="T34">Problem</text:span><text:span text:style-name="T16">: </text:span><text:span text:style-name="T17">In </text:span><text:span text:style-name="T16">(</text:span><text:span text:style-name="T4">Knudsen et al., 2021</text:span><text:span text:style-name="T16">, "</text:span><text:span text:style-name="T17">Limitation of </text:span><text:span text:style-name="T16">ABFT," p. </text:span><text:span text:style-name="T18">7</text:span><text:span text:style-name="T16">) </text:span><text:span text:style-name="T18">it is stated that ABFT</text:span><text:span text:style-name="T16"> does not fully implement the threshold ECDSA scheme and relies on a trusted dealer for precomputing signing material. A problem to address is </text:span><text:span text:style-name="T19">the need to develop </text:span><text:span text:style-name="T16">a more secure and efficient method </text:span><text:span text:style-name="T20">of</text:span><text:span text:style-name="T16"> implementing the full threshold ECDSA scheme within ABFT </text:span><text:span text:style-name="T28">with out a trusted dealer</text:span><text:span text:style-name="T16">. There is a </text:span><text:span text:style-name="T20">need to investigate</text:span><text:span text:style-name="T16"> the performance trade-offs between using threshold ECDSA signatures and the cost of running the precomputing protocol. Further research is needed to quantify the performance benefits of threshold ECDSA signatures </text:span><text:span text:style-name="T20">versus</text:span><text:span text:style-name="T16"> previous threshold BLS signatures </text:span><text:span text:style-name="T20">in comparison </text:span><text:span text:style-name="T16">for efficiency. ABFT mentions the need for additional computational resources to maintain precomputed signing material for each round. Research </text:span><text:span text:style-name="T17">is needed to</text:span><text:span text:style-name="T16"> focus on reducing the computational overhead of this process and exploring methods to delegate precomputing to other machines efficiently.</text:span></text:p>
      <text:p text:style-name="P9"><text:soft-page-break/><text:span text:style-name="T33">Experimental Setup </text:span><text:span text:style-name="T34">Problem</text:span><text:span text:style-name="T16">: </text:span><text:span text:style-name="T17">In </text:span><text:span text:style-name="T16">(</text:span><text:span text:style-name="T4">Knudsen et al., 2021</text:span><text:span text:style-name="T16">, "</text:span><text:span text:style-name="T18">Threats to Validity</text:span><text:span text:style-name="T16">," p. </text:span><text:span text:style-name="T18">7</text:span><text:span text:style-name="T16">) </text:span><text:span text:style-name="T18">it is stated </text:span><text:span text:style-name="T16">that the experimental setup is based on previous related work, which might have limitations in terms of external validity. </text:span><text:span text:style-name="T21">R</text:span><text:span text:style-name="T16">esearch </text:span><text:span text:style-name="T21">is needed to</text:span><text:span text:style-name="T16"> explore different experimental setups and network environments to validate the protocol's performance under various conditions </text:span><text:span text:style-name="T21">and deployments.</text:span></text:p>
      <text:p text:style-name="P10"><text:span text:style-name="T31">Scalability </text:span><text:span text:style-name="T32">Problem</text:span><text:span text:style-name="T52">: </text:span><text:span text:style-name="T17">In </text:span><text:span text:style-name="T16">(</text:span><text:span text:style-name="T4">Knudsen et al., 2021</text:span><text:span text:style-name="T16">, "</text:span><text:span text:style-name="T22">Results of RQ1,</text:span><text:span text:style-name="T16">" p. </text:span><text:span text:style-name="T23">6</text:span><text:span text:style-name="T16">) </text:span><text:span text:style-name="T18">it is</text:span><text:span text:style-name="T52"> </text:span><text:span text:style-name="T54">hi</text:span><text:span text:style-name="T55">ghlight</text:span><text:span text:style-name="T73">ed</text:span><text:span text:style-name="T55"> that a</text:span><text:span text:style-name="T16">s the number of nodes in the network increases, the communication overhead grows, which can lead to network congestion </text:span><text:span text:style-name="T24">with less throughput</text:span><text:span text:style-name="T16"> and increased latency. </text:span><text:span text:style-name="T22">The </text:span><text:span text:style-name="T16">scalability </text:span><text:span text:style-name="T26">problem</text:span><text:span text:style-name="T16"> with ABFT make it less practical for very large networks or networks with a high churn rate. </text:span><text:span text:style-name="T22">There is a need to develop </text:span><text:span text:style-name="T23">asynchronous consensus</text:span><text:span text:style-name="T22"> in such a way that </text:span><text:span text:style-name="T24">ABFT </text:span><text:span text:style-name="T22">can scale practically. </text:span></text:p>
      <text:p text:style-name="P11"><text:span text:style-name="T33">Handling Network Degradation </text:span><text:span text:style-name="T34">Problem</text:span><text:span text:style-name="T16">: </text:span><text:span text:style-name="T17">In </text:span><text:span text:style-name="T16">(</text:span><text:span text:style-name="T4">Knudsen et al., 2021</text:span><text:span text:style-name="T16">, "</text:span><text:span text:style-name="T22">Results of RQ</text:span><text:span text:style-name="T23">2</text:span><text:span text:style-name="T22">,</text:span><text:span text:style-name="T16">" p. </text:span><text:span text:style-name="T23">7</text:span><text:span text:style-name="T16">) </text:span><text:span text:style-name="T25">it states that</text:span><text:span text:style-name="T16"> ABFT performs well when the number of affected nodes is less than the fault tolerance </text:span><text:span text:style-name="T25">but </text:span><text:span text:style-name="T26">has a problem of </text:span><text:span text:style-name="T25">degrad</text:span><text:span text:style-name="T26">ing</text:span><text:span text:style-name="T25"> as the number of affected nodes becomes greater than the fault tolerance</text:span><text:span text:style-name="T16">, there </text:span><text:span text:style-name="T25">is need for</text:span><text:span text:style-name="T16"> </text:span><text:span text:style-name="T27">improving the</text:span><text:span text:style-name="T16"> handling </text:span><text:span text:style-name="T27">of </text:span><text:span text:style-name="T16">network degradation grow</text:span><text:span text:style-name="T25">ing </text:span><text:span text:style-name="T16">larger than the fault tolerance. </text:span><text:span text:style-name="T22">There is a need to</text:span><text:span text:style-name="T16"> explore adaptive strategies to mitigate the harsh performance degradation observed under such conditions</text:span><text:span text:style-name="T22">.</text:span></text:p>
      <text:p text:style-name="P12">Goal:</text:p>
      <text:p text:style-name="P6"><text:span text:style-name="T16"><text:tab/></text:span><text:span text:style-name="T13">The goal of </text:span><text:span text:style-name="T14">the</text:span><text:span text:style-name="T13"> exploratory research, conducted as part of the Fall 2023 ISEC 885 course, is to establish a problem direction for </text:span><text:span text:style-name="T14">a</text:span><text:span text:style-name="T13"> doctoral research idea concept paper, which will lead to research idea paper. </text:span><text:span text:style-name="T14">The</text:span><text:span text:style-name="T13"> goal is centered around the improvement of </text:span><text:span text:style-name="T14">the field of a</text:span><text:span text:style-name="T13">synchronous </text:span><text:span text:style-name="T14">b</text:span><text:span text:style-name="T13">yzantine </text:span><text:span text:style-name="T14">f</text:span><text:span text:style-name="T13">ault </text:span><text:span text:style-name="T14">t</text:span><text:span text:style-name="T13">olerance </text:span><text:span text:style-name="T14">through the ABFT protocol. </text:span><text:span text:style-name="T15">The final outcome will be a </text:span><text:span text:style-name="T16">concrete problem, need, and goal.</text:span></text:p>
      <text:p text:style-name="P13"/>
      <text:p text:style-name="P13"/>
      <text:p text:style-name="P13"/>
      <text:p text:style-name="P13"/>
      <text:p text:style-name="P13"/>
      <text:h text:style-name="P15" text:outline-level="2"><text:soft-page-break/>References</text:h>
      <text:p text:style-name="P5"/>
      <text:p text:style-name="P4"><text:span text:style-name="T12">Duan, S., Reiter, M., &amp; Zhang, H. (2018). BEAT: Asynchronous BFT Made Practical. </text:span><text:span text:style-name="T11">In ACM SIGSAC Conference on Computer and Communications Security, </text:span><text:span text:style-name="T12">pp. 2028–2041.</text:span><text:span text:style-name="T71"> </text:span><text:a xlink:type="simple" xlink:href="https://doi.org/10.1145/3243734.3243812" text:style-name="Internet_20_link" text:visited-style-name="Visited_20_Internet_20_Link"><text:span text:style-name="T72">https://doi.org/10.1145/3243734.3243812</text:span></text:a></text:p>
      <text:p text:style-name="P3"/>
      <text:p text:style-name="P4"><text:span text:style-name="T71">Knudsen, H., Li, J., Notland, J., Haro, P., &amp; Ræder, T. (2021). High-Performance Asynchronous Byzantine Fault Tolerance Consensus Protocol. </text:span><text:span text:style-name="T56">IEEE International Conference on Blockchain</text:span><text:span text:style-name="T71">, pp. 476-483. </text:span><text:a xlink:type="simple" xlink:href="https://doi.org/10.1109/Blockchain53845.2021.00073" text:style-name="Internet_20_link" text:visited-style-name="Visited_20_Internet_20_Link"><text:span text:style-name="T71">https://doi.org/10.1109/Blockchain53845.2021.00073</text:span></text:a></text:p>
      <text:p text:style-name="P3"/>
      <text:p text:style-name="P4"><text:span text:style-name="T71">Miller, A., Xia, Y., Croman, K., Shi, E., &amp; Song, D. (2016). The Honey Badger of BFT Protocols. </text:span><text:span text:style-name="T56">Proceedings of the 2016 ACM SIGSAC Conference on Computer and Communications Security</text:span><text:span text:style-name="T71">, pp. 31–42. </text:span><text:a xlink:type="simple" xlink:href="https://doi.org/10.1145/2976749.2978399" text:style-name="Internet_20_link" text:visited-style-name="Visited_20_Internet_20_Link"><text:span text:style-name="T71">https://doi.org/10.1145/2976749.2978399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902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Noto Serif CJK SC" style:font-family-asian="'Noto Serif CJK SC'" style:font-family-generic-asian="system" style:font-pitch-asian="variable" style:font-size-asian="13pt" style:font-name-complex="Lohit Devanagari" style:font-family-complex="'Lohit Devanagari'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972in" loext:contextual-spacing="false" fo:line-height="115%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textlayer--absolute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a1fa9a" officeooo:paragraph-rsid="00a1fa9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Eric Webb</text:p>
        <text:p text:style-name="MP1">N01927543</text:p>
        <text:p text:style-name="MP1">ew774@mynsu.nova.edu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8T22:14:43.555802767</meta:creation-date>
    <dc:date>2023-09-30T19:30:27.394671160</dc:date>
    <meta:editing-duration>P6DT2H39M32S</meta:editing-duration>
    <meta:editing-cycles>97</meta:editing-cycles>
    <meta:generator>LibreOffice/6.4.7.2$Linux_X86_64 LibreOffice_project/40$Build-2</meta:generator>
    <meta:document-statistic meta:table-count="0" meta:image-count="0" meta:object-count="0" meta:page-count="3" meta:paragraph-count="18" meta:word-count="741" meta:character-count="4978" meta:non-whitespace-character-count="4250"/>
  </office:meta>
</office:document-meta>
</file>